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90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none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7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7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8pt" style:language-asian="zh" style:country-asian="CN" style:font-style-asian="normal" style:font-weight-asian="normal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text-properties fo:font-family="Helvetica" style:font-family-generic="swiss" style:font-pitch="variable"/>
    </style:style>
    <style:style style:name="T1" style:family="text"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8pt" style:language-asian="zh" style:country-asian="CN" style:font-style-asian="normal" style:font-weight-asian="normal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family="Helvetic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343cm" svg:height="8.164cm" draw:transform="rotate (-1.5707963267949) translate (8.512cm 0.0809999999999879cm)" svg:viewBox="0 0 9344 8165" draw:points="0,8165 9344,8165 9344,7031 8618,7031 8618,4808 8300,4808 8300,0 0,0">
            <text:p/>
          </draw:polygon>
          <draw:custom-shape draw:style-name="gr2" draw:text-style-name="P1" draw:layer="layout" svg:width="0.317cm" svg:height="0.317cm" svg:x="3.467cm" svg:y="3.231cm">
            <text:p text:style-name="P2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7cm" svg:height="0.317cm" svg:x="3.768cm" svg:y="8.432cm">
            <text:p text:style-name="P2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5.533cm" svg:height="1.157cm" svg:x="1.526cm" svg:y="2.394cm">
            <draw:text-box>
              <text:p text:style-name="P2"><text:span text:style-name="T1">Albuquerque</text:span></text:p>
            </draw:text-box>
          </draw:frame>
          <draw:frame draw:style-name="gr5" draw:text-style-name="P4" draw:layer="layout" svg:width="4.105cm" svg:height="0.963cm" svg:x="3.966cm" svg:y="8.354cm">
            <draw:text-box>
              <text:p text:style-name="P2"><text:span text:style-name="T2">El Paso, TX</text:span></text:p>
            </draw:text-box>
          </draw:frame>
          <draw:frame draw:style-name="gr6" draw:text-style-name="P4" draw:layer="layout" svg:width="2.639cm" svg:height="0.963cm" svg:x="6.507cm" svg:y="6.596cm">
            <draw:text-box>
              <text:p text:style-name="P2"><text:span text:style-name="T2">WIPP</text:span></text:p>
            </draw:text-box>
          </draw:frame>
          <draw:custom-shape draw:style-name="gr7" draw:text-style-name="P1" draw:layer="layout" svg:width="0.499cm" svg:height="0.499cm" svg:x="7.31cm" svg:y="7.482cm">
            <text:p text:style-name="P2"><text:span text:style-name="T1"/></text:p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line draw:style-name="gr8" draw:text-style-name="P5" draw:layer="layout" svg:x1="8.103cm" svg:y1="2.355cm" svg:x2="8.103cm" svg:y2="0.502cm">
          <text:p/>
        </draw:line>
        <draw:frame draw:style-name="gr9" draw:text-style-name="P6" draw:layer="layout" svg:width="0.698cm" svg:height="0.97cm" svg:x="7.218cm" svg:y="1.283cm">
          <draw:text-box>
            <text:p><text:span text:style-name="T3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89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9T17:34:05</meta:creation-date>
    <dc:date>2013-06-02T16:10:54</dc:date>
    <meta:editing-duration>PT8M11S</meta:editing-duration>
    <meta:editing-cycles>5</meta:editing-cycles>
    <meta:generator>LibreOffice/4.0.3.3$MacOSX_x86 LibreOffice_project/0eaa50a932c8f2199a615e1eb30f7ac74279539</meta:generator>
    <meta:document-statistic meta:object-count="10"/>
  </office:meta>
</office:document-meta>
</file>